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officeooo:rsid="00180cb2"/>
    </style:style>
    <style:style style:name="P3" style:family="paragraph" style:parent-style-name="Standard">
      <style:text-properties fo:language="en" fo:country="GB" officeooo:rsid="00180cb2" officeooo:paragraph-rsid="001e1b4e"/>
    </style:style>
    <style:style style:name="P4" style:family="paragraph" style:parent-style-name="Standard">
      <style:text-properties fo:language="en" fo:country="GB" officeooo:rsid="001b7fb4" officeooo:paragraph-rsid="001b7fb4"/>
    </style:style>
    <style:style style:name="P5" style:family="paragraph" style:parent-style-name="Standard">
      <style:text-properties fo:language="en" fo:country="GB" officeooo:rsid="001c9c4a" officeooo:paragraph-rsid="001c9c4a"/>
    </style:style>
    <style:style style:name="P6" style:family="paragraph" style:parent-style-name="Standard">
      <style:text-properties fo:language="en" fo:country="GB" officeooo:rsid="001c9c4a" officeooo:paragraph-rsid="001e1b4e"/>
    </style:style>
    <style:style style:name="P7" style:family="paragraph" style:parent-style-name="Standard">
      <style:text-properties fo:language="en" fo:country="GB" fo:font-weight="bold" officeooo:rsid="001c9c4a" officeooo:paragraph-rsid="001e1b4e" style:font-weight-asian="bold" style:font-weight-complex="bold"/>
    </style:style>
    <style:style style:name="P8" style:family="paragraph" style:parent-style-name="Standard">
      <style:text-properties fo:language="en" fo:country="GB" officeooo:rsid="001e1b4e" officeooo:paragraph-rsid="001e1b4e"/>
    </style:style>
    <style:style style:name="P9" style:family="paragraph" style:parent-style-name="Text_20_body">
      <style:text-properties fo:language="en" fo:country="GB"/>
    </style:style>
    <style:style style:name="P10" style:family="paragraph" style:parent-style-name="Text_20_body">
      <style:text-properties fo:language="en" fo:country="GB" fo:font-weight="bold" style:font-weight-asian="bold" style:font-weight-complex="bold"/>
    </style:style>
    <style:style style:name="P11" style:family="paragraph" style:parent-style-name="Header">
      <style:paragraph-properties fo:text-align="start" style:justify-single-word="false"/>
      <style:text-properties officeooo:rsid="00195834" officeooo:paragraph-rsid="00195834"/>
    </style:style>
    <style:style style:name="P12" style:family="paragraph" style:parent-style-name="List_20_1">
      <style:paragraph-properties>
        <style:tab-stops/>
      </style:paragraph-properties>
      <style:text-properties fo:language="en" fo:country="GB" officeooo:rsid="001b5416" officeooo:paragraph-rsid="001b5416"/>
    </style:style>
    <style:style style:name="P13" style:family="paragraph" style:parent-style-name="List_20_1">
      <style:paragraph-properties>
        <style:tab-stops/>
      </style:paragraph-properties>
      <style:text-properties fo:color="#f04e4d" fo:language="en" fo:country="GB"/>
    </style:style>
    <style:style style:name="P14" style:family="paragraph" style:parent-style-name="Heading_20_3">
      <style:text-properties fo:language="en" fo:country="GB"/>
    </style:style>
    <style:style style:name="T1" style:family="text">
      <style:text-properties officeooo:rsid="00189fa2"/>
    </style:style>
    <style:style style:name="T2" style:family="text">
      <style:text-properties style:font-name="StarSymbol" style:font-name-asian="StarSymbol" style:font-name-complex="StarSymbol"/>
    </style:style>
    <style:style style:name="T3" style:family="text">
      <style:text-properties style:font-name="Liberation Serif" style:font-name-asian="Noto Sans CJK SC Regular" style:font-name-complex="Lohit Devanagari1"/>
    </style:style>
    <style:style style:name="T4" style:family="text">
      <style:text-properties officeooo:rsid="00195834"/>
    </style:style>
    <style:style style:name="T5" style:family="text">
      <style:text-properties officeooo:rsid="001aeb78"/>
    </style:style>
    <style:style style:name="T6" style:family="text">
      <style:text-properties fo:color="#f04e4d"/>
    </style:style>
    <style:style style:name="T7" style:family="text">
      <style:text-properties fo:color="#f04e4d" officeooo:rsid="00189fa2"/>
    </style:style>
    <style:style style:name="T8" style:family="text">
      <style:text-properties officeooo:rsid="001b5416"/>
    </style:style>
    <style:style style:name="T9" style:family="text">
      <style:text-properties officeooo:rsid="001c9c4a"/>
    </style:style>
    <style:style style:name="T10" style:family="text">
      <style:text-properties officeooo:rsid="001e1b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4" text:outline-level="3">Stories requirements for model</text:h>
      <text:p text:style-name="P2"/>
      <text:p text:style-name="P10">Driver</text:p>
      <text:p text:style-name="P9">According to the presented stories, in my opinion, it is not even neccesary that Driver entity/<text:span text:style-name="T9">POJO</text:span> exists at all. <text:span text:style-name="T5">One driver can start the parking meter and another driver, if only has a parking code, can simply stop the parking meter. From this point of view, any beaing that can use the Parking REST Service, could use the parking area as well. </text:span><text:span text:style-name="T6">But I have decided to create Driver POJO and mock repository. So, Driver has a </text:span><text:span text:style-name="T7">vehicle</text:span><text:span text:style-name="T6">, or of course, could have many </text:span><text:span text:style-name="T7">vehicles</text:span><text:span text:style-name="T6">, I will make Driver → Car realtion ‘unidirectional one to one’.</text:span></text:p>
      <text:p text:style-name="P13"><text:span text:style-name="T2">•</text:span><text:tab/>unidirectional – because there is no need to know who has parked a car. Penalties, which are not my concert, are propably imposed on a <text:span text:style-name="T4">vehicle</text:span> by registration number, not to driver specifically.</text:p>
      <text:p text:style-name="P13"><text:span text:style-name="T2">•</text:span><text:tab/>one to one - <text:s/>for sake of clarity.</text:p>
      <text:p text:style-name="P12"/>
      <text:p text:style-name="P10">Operator</text:p>
      <text:p text:style-name="P9">I assume that <text:span text:style-name="T1">when</text:span> <text:span text:style-name="T8">o</text:span>perator wants to <text:span text:style-name="T1">check if the vehicle has started the parking meter, he knows a priori a registration number of the vehicle, which is meant to be checked. Operator has monitoring system or special worker, who is watching cars registration numbers.. no matter. Of course some functionality may be implemented that allows operator to get list of last started parking meters etc. </text:span></text:p>
      <text:p text:style-name="P5"/>
      <text:p text:style-name="P10">Assumptions</text:p>
      <text:p text:style-name="P4"/>
      <text:p text:style-name="P4">- <text:span text:style-name="T9">Verification if the driver, who is starting the parking meter, has disabled discount is not my job. </text:span></text:p>
      <text:p text:style-name="P4"/>
      <text:p text:style-name="P9">- Distinguishing between specific parking areas is not my job.</text:p>
      <text:p text:style-name="P9">- I consciously don’t use BigDecimal <text:span text:style-name="T9">type </text:span>for attribute holding fee amount due to predicible low amounts of fees and loss<text:span text:style-name="T9">es</text:span> caused by rounding fees to two decimal spaces number<text:span text:style-name="T9">s</text:span>.</text:p>
      <text:p text:style-name="P9"/>
      <text:p text:style-name="P3"/>
      <text:p text:style-name="P7"><text:span text:style-name="T10">Possible s</text:span>cenario</text:p>
      <text:p text:style-name="P6"/>
      <text:p text:style-name="P8">Driver enters parking area. If there is no valid space in parking, driver exits the parking area. Driver does’t have to pay for invalid parking. If the driver finds valid parking space, the driver uses Parking REST Service to start parking meter and generate parking code. Driver has to pass to service registration number and driver type. If the driver wants to exit parking area, he has to have parking code. The driver uses Parking REST Service passing parking code to stop parking meter and generate the bi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95834" officeooo:paragraph-rsid="00195834"/>
    </style:style>
    <style:style style:name="MT1" style:family="text">
      <style:text-properties officeooo:rsid="001b541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Patryk Frączek </text:span>15/12/2018, TouK Recruitment p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6:24:53.952671799</meta:creation-date>
    <dc:date>2018-12-15T07:45:11.450712656</dc:date>
    <meta:editing-duration>PT16M15S</meta:editing-duration>
    <meta:editing-cycles>3</meta:editing-cycles>
    <meta:generator>LibreOffice/6.0.6.2$Linux_X86_64 LibreOffice_project/00m0$Build-2</meta:generator>
    <meta:document-statistic meta:table-count="0" meta:image-count="0" meta:object-count="0" meta:page-count="1" meta:paragraph-count="14" meta:word-count="365" meta:character-count="2146" meta:non-whitespace-character-count="1790"/>
  </office:meta>
</office:document-meta>
</file>